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39700006A82000040F68FE42656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37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none" fo:min-height="8.101cm"/>
    </style:style>
    <style:style style:name="gr4" style:family="graphic" style:parent-style-name="standard">
      <style:graphic-properties draw:stroke="solid" draw:fill="none" fo:min-height="4.75cm"/>
    </style:style>
    <style:style style:name="gr5" style:family="graphic" style:parent-style-name="standard">
      <style:graphic-properties draw:stroke="solid" draw:fill="none" fo:min-height="4.846cm"/>
    </style:style>
    <style:style style:name="gr6" style:family="graphic" style:parent-style-name="standard">
      <style:graphic-properties draw:stroke="solid" draw:fill="none" fo:min-height="8.75cm"/>
    </style:style>
    <style:style style:name="gr7" style:family="graphic" style:parent-style-name="standard">
      <style:graphic-properties draw:opacity="30%" draw:textarea-horizontal-align="justify" draw:textarea-vertical-align="middle" draw:auto-grow-height="false" fo:min-height="0cm" fo:min-width="0cm" fo:wrap-option="wrap" draw:shadow-opacity="30%"/>
    </style:style>
    <style:style style:name="gr8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1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12" style:family="graphic" style:parent-style-name="standard">
      <style:graphic-properties draw:stroke="none" draw:fill="none" style:mirror="none"/>
    </style:style>
    <style:style style:name="gr13" style:family="graphic" style:parent-style-name="standard">
      <style:graphic-properties draw:stroke="none" draw:fill="none" fo:min-height="3.034cm"/>
    </style:style>
    <style:style style:name="gr14" style:family="graphic" style:parent-style-name="standard">
      <style:graphic-properties draw:stroke="none" draw:fill="none" fo:min-height="12.75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stroke="solid" draw:fill="none" fo:min-height="12.415cm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cm" draw:shadow-opacity="50%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fill-color="#ffffff" draw:auto-grow-height="true" fo:min-height="3.507cm"/>
    </style:style>
    <style:style style:name="pr4" style:family="presentation" style:parent-style-name="Standard-outline1" style:list-style-name="L3">
      <style:graphic-properties draw:fill-color="#ffffff" fo:min-height="18.575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title">
      <style:graphic-properties draw:fill-color="#ffffff" fo:min-height="3.256cm"/>
    </style:style>
    <style:style style:name="pr7" style:family="presentation" style:parent-style-name="Standard-outline1">
      <style:graphic-properties draw:fill-color="#ffffff" fo:min-height="13.61cm"/>
    </style:style>
    <style:style style:name="pr8" style:family="presentation" style:parent-style-name="Standard-outline1">
      <style:graphic-properties draw:fill-color="#ffffff" draw:auto-grow-height="true" fo:min-height="13.861cm"/>
    </style:style>
    <style:style style:name="pr9" style:family="presentation" style:parent-style-name="Standard-title">
      <style:graphic-properties draw:auto-grow-height="true" fo:min-height="3.507cm"/>
    </style:style>
    <style:style style:name="pr10" style:family="presentation" style:parent-style-name="Standard-outline1">
      <style:graphic-properties fo:min-height="12.586cm"/>
    </style:style>
    <style:style style:name="pr11" style:family="presentation" style:parent-style-name="Standard-title">
      <style:graphic-properties fo:min-height="3.256cm"/>
    </style:style>
    <style:style style:name="pr12" style:family="presentation" style:parent-style-name="Standard-outline1">
      <style:graphic-properties fo:min-height="15.586cm"/>
    </style:style>
    <style:style style:name="pr13" style:family="presentation" style:parent-style-name="Standard-outline1">
      <style:graphic-properties fo:min-height="13.61cm"/>
    </style:style>
    <style:style style:name="P1" style:family="paragraph">
      <style:text-properties fo:font-family="'DejaVu Sans Mono'" style:font-family-generic="modern" style:font-pitch="fixed" fo:font-size="16pt" style:font-size-asian="16pt" style:font-size-complex="16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Albany AMT'" style:font-family-generic="roman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color="#ff3366" fo:font-size="26pt" style:font-size-asian="26pt" style:font-size-complex="26pt"/>
    </style:style>
    <style:style style:name="P11" style:family="paragraph">
      <style:text-properties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22pt" style:font-size-asian="22pt" style:font-size-complex="22pt"/>
    </style:style>
    <style:style style:name="P14" style:family="paragraph">
      <style:text-properties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3366" fo:font-size="26pt" style:font-size-asian="26pt" style:font-size-complex="26pt"/>
    </style:style>
    <style:style style:name="T5" style:family="text">
      <style:text-properties fo:font-size="22pt" fo:font-weight="normal" style:font-weight-asian="normal" style:font-weight-complex="normal"/>
    </style:style>
    <style:style style:name="T6" style:family="text">
      <style:text-properties fo:font-family="Courier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lauf des Semesters</text:p>
          </draw:text-box>
        </draw:frame>
        <draw:frame draw:style-name="gr1" draw:text-style-name="P1" draw:layer="layout" svg:width="26.654cm" svg:height="15.628cm" svg:x="0.846cm" svg:y="4.872cm">
          <draw:text-box>
            <text:p text:style-name="P1"><text:span text:style-name="T1">14.03. <text:s/>Einführung <text:s/>(Micro_1) <text:s text:c="10"/>Pr1, Gr1 <text:s text:c="7"/>(Grundaufbau)</text:span></text:p>
            <text:p text:style-name="P1"><text:span text:style-name="T1">21.03. <text:s/>Programmer, make <text:s text:c="15"/>Pr1, Gr2 <text:s text:c="7"/>(Grundaufbau)</text:span></text:p>
            <text:p text:style-name="P1"><text:span text:style-name="T1">28.03. <text:s/>Bin I/O <text:s text:c="24"/>Pr2, Gr1 <text:s text:c="7"/>(Input Polling)</text:span></text:p>
            <text:p text:style-name="P1"><text:span text:style-name="T1">04.04. <text:s/>Memory, Fuses <text:s text:c="18"/>Pr2, Gr2 <text:s text:c="7"/>(Input Polling)</text:span></text:p>
            <text:p text:style-name="P1"><text:span text:style-name="T1">11.04. <text:s/>LCD - Display, Progmem <text:s text:c="9"/>Pr3, Gr1 <text:s text:c="7"/>(LCD Display)</text:span></text:p>
            <text:p text:style-name="P1"><text:span text:style-name="T1">18.04. <text:s/>AVR-Assembler <text:s text:c="18"/>Pr3, Gr2 <text:s text:c="7"/>(LCD Display)</text:span></text:p>
            <text:p text:style-name="P1"><text:span text:style-name="T1">25.04. <text:s/>Interrupts, Timer, PWM <text:s text:c="9"/>Pr4, Gr1 <text:s text:c="7"/>(Interrupts)</text:span></text:p>
            <text:p text:style-name="P1"><text:span text:style-name="T1">02.05. <text:s/>eagle Schaltungsentwicklung <text:s text:c="4"/>Pr4, Gr2 <text:s text:c="7"/>(Interrupts)</text:span></text:p>
            <text:p text:style-name="P1"><text:span text:style-name="T1">09.05. <text:s/>Analog-Digitalwandlung <text:s text:c="9"/>Pr5, Gr1 <text:s text:c="7"/>(Analog Digital)</text:span></text:p>
            <text:p text:style-name="P1"><text:span text:style-name="T1">16.05 <text:s text:c="2"/>eagle Layout <text:s text:c="19"/>Pr5, Gr2 <text:s text:c="7"/>(Analog Digital)</text:span></text:p>
            <text:p text:style-name="P1"><text:span text:style-name="T1">23.05 <text:s text:c="2"/>RS232 <text:s text:c="26"/>Pr6, Gr1 <text:s text:c="7"/>(Uart)</text:span></text:p>
            <text:p text:style-name="P1"><text:span text:style-name="T1">30.05. <text:s/>MP430 <text:s text:c="26"/>Pr6, Gr2 <text:s text:c="7"/>(Uart)</text:span></text:p>
            <text:p text:style-name="P1"><text:span text:style-name="T1">06.06. <text:s/>TWI <text:s text:c="28"/>Pr7, Gr1 <text:s text:c="7"/>(TWI)</text:span></text:p>
            <text:p text:style-name="P1"><text:span text:style-name="T1">13.06. <text:s/>Assembler Intel86 <text:s text:c="14"/>Pr7, Gr2 <text:s text:c="7"/>(TWI)</text:span></text:p>
            <text:p text:style-name="P1"><text:span text:style-name="T1">20.06. <text:s/>PWM <text:s text:c="28"/>Pr8, Gr1 <text:s text:c="7"/>(PWM)</text:span></text:p>
            <text:p text:style-name="P1"><text:span text:style-name="T1">27.06. <text:s/>Konsultation <text:s text:c="19"/>Pr8, Gr2 <text:s text:c="7"/>(PWM)</text:span></text:p>
            <text:p text:style-name="P1"><text:span text:style-name="T1"/></text:p>
            <text:p text:style-name="P1"><text:span text:style-name="T1"/></text:p>
            <text:p text:style-name="P1"><text:span text:style-name="T1">mündliche Prüfung (einzeln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Make</text:p>
          </draw:text-box>
        </draw:frame>
        <draw:frame presentation:style-name="pr4" draw:text-style-name="P2" draw:layer="layout" svg:width="27cm" svg:height="18.575cm" svg:x="0.5cm" svg:y="3.5cm" presentation:class="outline" presentation:user-transformed="true">
          <draw:text-box>
            <text:p text:style-name="P2">Buildtool der Unixwelt</text:p>
            <text:p text:style-name="P2">Basiert auf Abhängigkeiten und Zeitstempel</text:p>
            <text:p text:style-name="P2">Aktualität der Quellen/Ziele</text:p>
            <text:p text:style-name="P2">Macrodefinitionen</text:p>
            <text:p text:style-name="P2">Vordefinierte <text:span text:style-name="T2">Makros</text:span></text:p>
            <text:p text:style-name="P2">Abhängigkeiten/Kommandozeilen</text:p>
            <text:p text:style-name="P2">Suffixrules</text:p>
            <text:p text:style-name="P2">Aufruf:</text:p>
            <text:p text:style-name="P2">make [-f makefile] [options] [targets] [macro defs]</text:p>
            <text:p text:style-name="P2"/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Automatismen</text:p>
          </draw:text-box>
        </draw:frame>
        <draw:frame presentation:style-name="pr7" draw:text-style-name="P4" draw:layer="layout" svg:width="25.199cm" svg:height="13.61cm" svg:x="1.4cm" svg:y="4.914cm" presentation:class="outline" presentation:user-transformed="true">
          <draw:text-box>
            <text:p text:style-name="P4">Make ohne makefile </text:p>
            <text:p text:style-name="P4">Automatische Wahl</text:p>
            <text:p text:style-name="P4">des Buildwerkzeugs</text:p>
            <text:p text:style-name="P4">nach Extension</text:p>
            <text:p text:style-name="P5"/>
          </draw:text-box>
        </draw:frame>
        <draw:frame draw:style-name="gr3" draw:text-style-name="P6" draw:layer="layout" svg:width="10.5cm" svg:height="8.351cm" svg:x="13.5cm" svg:y="4.5cm">
          <draw:text-box>
            <text:p text:style-name="P2"><text:span text:style-name="T3">&gt; ls </text:span></text:p>
            <text:p text:style-name="P2"><text:span text:style-name="T3">&gt; sinus.c</text:span></text:p>
            <text:p text:style-name="P2"><text:span text:style-name="T3">&gt; make sinus</text:span></text:p>
            <text:p text:style-name="P2"><text:span text:style-name="T3">cc <text:s text:c="4"/>sinus.c <text:s text:c="2"/>-o sinus</text:span></text:p>
            <text:p text:style-name="P2"><text:span text:style-name="T3">&gt; ls</text:span></text:p>
            <text:p text:style-name="P2"><text:span text:style-name="T3">sinus <text:s/>sinus.c</text:span></text:p>
            <text:p text:style-name="P2"><text:span text:style-name="T3">&gt; </text:span></text:p>
          </draw:text-box>
        </draw:frame>
        <draw:frame draw:style-name="gr4" draw:text-style-name="P6" draw:layer="layout" svg:width="10.5cm" svg:height="5cm" svg:x="13.5cm" svg:y="13.5cm">
          <draw:text-box>
            <text:p text:style-name="P2"><text:span text:style-name="T3">&gt; make Date</text:span></text:p>
            <text:p text:style-name="P2"><text:span text:style-name="T3">g++ <text:s text:c="4"/>Date.cpp <text:s text:c="2"/>-o Date</text:span></text:p>
            <text:p text:style-name="P2"><text:span text:style-name="T3">&gt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7">Mehrere Quellfiles</text:p>
          </draw:text-box>
        </draw:frame>
        <draw:frame presentation:style-name="pr8" draw:text-style-name="P4" draw:layer="layout" svg:width="12.296cm" svg:height="13.861cm" svg:x="1.204cm" svg:y="4cm" presentation:class="outline" presentation:user-transformed="true">
          <draw:text-box>
            <text:p text:style-name="P4">Gibt es mehrere Quellfiles, ist ein minimales description file (Makefile) von Nöten:</text:p>
          </draw:text-box>
        </draw:frame>
        <draw:frame draw:style-name="gr5" draw:text-style-name="P6" draw:layer="layout" svg:width="12.002cm" svg:height="5.096cm" svg:x="13.498cm" svg:y="4.727cm">
          <draw:text-box>
            <text:p text:style-name="P2"><text:span text:style-name="T3">OBJS</text:span><text:span text:style-name="T3"><text:tab/></text:span><text:span text:style-name="T3">= mainStr.o CString1.o</text:span></text:p>
            <text:p text:style-name="P2"><text:span text:style-name="T3">CC <text:s text:c="5"/>= g++</text:span></text:p>
            <text:p text:style-name="P2"><text:span text:style-name="T3"/></text:p>
            <text:p text:style-name="P2"><text:span text:style-name="T3">mainStr : $(OBJS)</text:span></text:p>
          </draw:text-box>
        </draw:frame>
        <draw:frame draw:style-name="gr6" draw:text-style-name="P6" draw:layer="layout" svg:width="24cm" svg:height="9.691cm" svg:x="1.5cm" svg:y="10.809cm">
          <draw:text-box>
            <text:p text:style-name="P2"><text:span text:style-name="T3">&gt; ls</text:span></text:p>
            <text:p text:style-name="P2"><text:span text:style-name="T3">CString1.cpp <text:s/>CString1.h <text:s/>mainStr.cpp <text:s/>makefile <text:s/>makefile~</text:span></text:p>
            <text:p text:style-name="P2"><text:span text:style-name="T3">&gt; make</text:span></text:p>
            <text:p text:style-name="P2"><text:span text:style-name="T3">g++ <text:s text:c="3"/>-c -o mainStr.o mainStr.cpp</text:span></text:p>
            <text:p text:style-name="P2"><text:span text:style-name="T3">g++ <text:s text:c="3"/>-c -o CString1.o CString1.cpp</text:span></text:p>
            <text:p text:style-name="P2"><text:span text:style-name="T3">g++ <text:s text:c="2"/>mainStr.o CString1.o <text:s text:c="2"/>-o mainStr</text:span></text:p>
            <text:p text:style-name="P2"><text:span text:style-name="T3">&gt; ls</text:span></text:p>
            <text:p text:style-name="P2"><text:span text:style-name="T3">CString1.cpp <text:s/>CString1.o <text:s/>mainStr.cpp <text:s/>makefile</text:span></text:p>
            <text:p text:style-name="P2"><text:span text:style-name="T3">CString1.h <text:s text:c="3"/>mainStr <text:s text:c="4"/>mainStr.o <text:s text:c="3"/>makefile~</text:span></text:p>
            <text:p text:style-name="P2"><text:span text:style-name="T3">&gt; </text:span></text:p>
          </draw:text-box>
        </draw:frame>
        <draw:custom-shape draw:style-name="gr7" draw:text-style-name="P8" draw:layer="layout" svg:width="12.5cm" svg:height="4cm" svg:x="15.5cm" svg:y="0.5cm">
          <text:p text:style-name="P8">Angabe des Compilers bei .C statt</text:p>
          <text:p text:style-name="P8">.cpp unnötig, als Linker wird aber</text:p>
          <text:p text:style-name="P8">cc aufgerufen, was nicht geht!!</text:p>
          <draw:enhanced-geometry svg:viewBox="0 0 21600 21600" draw:text-areas="800 800 20800 20800" draw:type="round-rectangular-callout" draw:modifiers="5159.39524838013 29870.73231692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9" draw:layer="layout" svg:x1="7cm" svg:y1="10cm" svg:x2="12.5cm" svg:y2="9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1">
        <office:forms form:automatic-focus="false" form:apply-design-mode="false"/>
        <draw:frame presentation:style-name="pr6" draw:text-style-name="P2" draw:layer="layout" svg:width="25.199cm" svg:height="3.256cm" svg:x="1.5cm" svg:y="0.244cm" presentation:class="title" presentation:user-transformed="true">
          <draw:text-box>
            <text:p text:style-name="P2">Macrodefinitionen</text:p>
          </draw:text-box>
        </draw:frame>
        <draw:frame draw:name="Object 2" draw:style-name="gr9" draw:layer="layout" svg:width="28.787cm" svg:height="17.021cm" svg:x="0.215cm" svg:y="3.504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1">
        <office:forms form:automatic-focus="false" form:apply-design-mode="false"/>
        <draw:frame presentation:style-name="pr3" draw:text-style-name="P2" draw:layer="layout" svg:width="25.199cm" svg:height="3.507cm" svg:x="1.301cm" svg:y="0cm" presentation:class="title" presentation:user-transformed="true">
          <draw:text-box>
            <text:p text:style-name="P2">Abhängigkeiten</text:p>
          </draw:text-box>
        </draw:frame>
        <draw:frame draw:name="Object 1" draw:style-name="gr9" draw:layer="layout" svg:width="28.797cm" svg:height="16.537cm" svg:x="0cm" svg:y="3.89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1">
        <office:forms form:automatic-focus="false" form:apply-design-mode="false"/>
        <draw:frame draw:name="Object 3" draw:style-name="gr9" draw:layer="layout" svg:width="25.183cm" svg:height="16.582cm" svg:x="1.317cm" svg:y="3.418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2" draw:layer="layout" svg:width="25.199cm" svg:height="3.256cm" svg:x="1.301cm" svg:y="0.244cm" presentation:class="title" presentation:user-transformed="true">
          <draw:text-box>
            <text:p text:style-name="P2">Abhängigkeiten/builds</text:p>
          </draw:text-box>
        </draw:frame>
        <draw:custom-shape draw:style-name="gr10" draw:text-style-name="P8" draw:layer="layout" svg:width="5.5cm" svg:height="1.5cm" svg:x="19.5cm" svg:y="4.5cm">
          <text:p text:style-name="P8">Linker</text:p>
          <draw:enhanced-geometry svg:viewBox="0 0 21600 21600" draw:text-areas="800 800 20800 20800" draw:type="round-rectangular-callout" draw:modifiers="-13256.0625340847 20808.52764823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11.5cm" svg:height="2cm" svg:x="16cm" svg:y="9cm">
          <text:p text:style-name="P8">Compiler/Assembler</text:p>
          <draw:enhanced-geometry svg:viewBox="0 0 21600 21600" draw:text-areas="800 800 20800 20800" draw:type="round-rectangular-callout" draw:modifiers="-10466.6376836797 -5753.52323838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4cm" svg:height="2cm" svg:x="1cm" svg:y="0.5cm">
          <text:p text:style-name="P8">Target</text:p>
          <text:p text:style-name="P8">(Ziel)</text:p>
          <draw:enhanced-geometry svg:viewBox="0 0 21600 21600" draw:text-areas="800 800 20800 20800" draw:type="round-rectangular-callout" draw:modifiers="3676.48087978006 35935.2323838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18cm" svg:height="1.5cm" svg:x="10cm" svg:y="6.5cm">
          <text:p text:style-name="P8">Quellen für Target, verwendete Header nicht vergessen</text:p>
          <draw:enhanced-geometry svg:viewBox="0 0 21600 21600" draw:text-areas="800 800 20800 20800" draw:type="round-rectangular-callout" draw:modifiers="-3744.99194489195 12174.28381079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11cm" svg:height="2.5cm" svg:x="1cm" svg:y="18cm">
          <text:p text:style-name="P10"><text:span text:style-name="T4">Alle Build-Zeilen beginnen</text:span></text:p>
          <text:p text:style-name="P10"><text:span text:style-name="T4"><text:s/></text:span><text:span text:style-name="T4">mit einem Tabulator!!!</text:span></text:p>
          <draw:enhanced-geometry svg:viewBox="0 0 21600 21600" draw:text-areas="800 800 20800 20800" draw:type="round-rectangular-callout" draw:modifiers="1435.28770111808 -13844.3822471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draw:style-name="gr12" draw:layer="layout" svg:width="27.263cm" svg:height="16.627cm" svg:x="0.304cm" svg:y="4cm">
          <draw:image xlink:href="Pictures/2000039700006A82000040F68FE42656.svm" xlink:type="simple" xlink:show="embed" xlink:actuate="onLoad">
            <text:p/>
          </draw:image>
        </draw:frame>
        <draw:frame presentation:style-name="pr9" draw:text-style-name="P2" draw:layer="layout" svg:width="25.199cm" svg:height="3.507cm" svg:x="1.5cm" svg:y="-0.007cm" presentation:class="title" presentation:user-transformed="true">
          <draw:text-box>
            <text:p text:style-name="P2">Commandline options<text:line-break/><text:span text:style-name="T5">http://www.claus-ebert.de/doc/make/quick_reference.html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9" draw:text-style-name="P2" draw:layer="layout" svg:width="27cm" svg:height="3.507cm" svg:x="0.5cm" svg:y="0cm" presentation:class="title" presentation:user-transformed="true">
          <draw:text-box>
            <text:p text:style-name="P2">Einige Interne Macros <text:line-break/>für Quellen und Ziele</text:p>
          </draw:text-box>
        </draw:frame>
        <draw:frame presentation:style-name="pr10" draw:text-style-name="P4" draw:layer="layout" svg:width="27cm" svg:height="12.586cm" svg:x="0.5cm" svg:y="4.914cm" presentation:class="outline" presentation:user-transformed="true">
          <draw:text-box>
            <text:p text:style-name="P4">$@: Name des aktuellen Zieles, wird oft beim Compilieren in Verbindung mit -o verwendet</text:p>
            <text:p text:style-name="P4">$?: Liste der Quellen, die neuer sind als das Ziel</text:p>
            <text:p text:style-name="P4">$&lt;: Name der ersten Quelle</text:p>
            <text:p text:style-name="P4">$^: Liste aller Quellen, durch Leerzeichen getrennt</text:p>
            <text:p text:style-name="P4"/>
            <text:p text:style-name="P4">Beispiel:</text:p>
          </draw:text-box>
        </draw:frame>
        <draw:frame draw:style-name="gr13" draw:text-style-name="P11" draw:layer="layout" svg:width="27cm" svg:height="3.284cm" svg:x="0.5cm" svg:y="17.5cm">
          <draw:text-box>
            <text:p text:style-name="P2"><text:span text:style-name="T6">$(PRG).elf: $(OBJ)</text:span></text:p>
            <text:p text:style-name="P2"><text:span text:style-name="T6"><text:tab/></text:span><text:span text:style-name="T6">$(CC) $(CFLAGS) $(LDFLAGS) -o $@ $^ $(LIBS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1" draw:text-style-name="P2" draw:layer="layout" svg:width="25.199cm" svg:height="3.256cm" svg:x="1.4cm" svg:y="0.962cm" presentation:class="title">
          <draw:text-box>
            <text:p text:style-name="P2">Suffix Rules</text:p>
          </draw:text-box>
        </draw:frame>
        <draw:frame presentation:style-name="pr12" draw:text-style-name="P4" draw:layer="layout" svg:width="26.6cm" svg:height="15.586cm" svg:x="1.4cm" svg:y="4.914cm" presentation:class="outline" presentation:user-transformed="true">
          <draw:text-box>
            <text:p text:style-name="P4">Regeln, die mit Hilfe der Extensions in den Dateinamen gesteuert werden.</text:p>
            <text:p text:style-name="P4">Sie gestatten, die Steuerdatei von make sehr viel kompakter zu gestalten. Die Abhängigkeiten werden allerdings nicht so sauber abgebildet</text:p>
            <text:p text:style-name="P4">Mit Suffixregeln werden die Ziele(Targets) aus den gleichnamigen Quellen (Dependencies, prerequisites) nach den geltenden Stadards gebaut ( .c: gcc, .S: Assembler, .cpp oder .C: g++)</text:p>
            <text:p text:style-name="P4">Abhängigkeiten von verwendeten Headerfiles werden nicht beachtet.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>
          <draw:text-box>
            <text:p text:style-name="P2">Beispiel</text:p>
          </draw:text-box>
        </draw:frame>
        <draw:frame draw:style-name="gr14" draw:text-style-name="P12" draw:layer="layout" svg:width="23cm" svg:height="13cm" svg:x="1.5cm" svg:y="5cm">
          <draw:text-box>
            <text:p text:style-name="P2"><text:span text:style-name="T3">PRG <text:s text:c="11"/>= main</text:span></text:p>
            <text:p text:style-name="P2"><text:span text:style-name="T3">OBJ <text:s text:c="11"/>= main.o lcd.o</text:span></text:p>
            <text:p text:style-name="P2"><text:span text:style-name="T3"/></text:p>
            <text:p text:style-name="P2"><text:span text:style-name="T3">. . .</text:span></text:p>
            <text:p text:style-name="P2"><text:span text:style-name="T3"/></text:p>
            <text:p text:style-name="P2"><text:span text:style-name="T3">$(PRG).elf: $(OBJ)</text:span></text:p>
            <text:p text:style-name="P2"><text:span text:style-name="T3"><text:tab/></text:span><text:span text:style-name="T3">$(CC) $(CFLAGS) $(LDFLAGS) -o $@ $^ $(LIBS)</text:span></text:p>
            <text:p text:style-name="P2"><text:span text:style-name="T3"/></text:p>
            <text:p text:style-name="P2"><text:span text:style-name="T3">#main.o: main.S lcd.h</text:span></text:p>
            <text:p text:style-name="P2"><text:span text:style-name="T3">#</text:span><text:span text:style-name="T3"><text:tab/></text:span><text:span text:style-name="T3">$(CC) -c $(CFLAGS)-o $@ $&lt; </text:span></text:p>
            <text:p text:style-name="P2"><text:span text:style-name="T3"/></text:p>
            <text:p text:style-name="P2"><text:span text:style-name="T3">#lcd.o: lcd.c lcd.h</text:span></text:p>
            <text:p text:style-name="P2"><text:span text:style-name="T3">#</text:span><text:span text:style-name="T3"><text:tab/></text:span><text:span text:style-name="T3">$(CC) -c $(CFLAGS)-o $@ $&lt; </text:span></text:p>
          </draw:text-box>
        </draw:frame>
        <draw:custom-shape draw:style-name="gr15" draw:text-style-name="P13" draw:layer="layout" svg:width="11cm" svg:height="5.5cm" svg:x="16.5cm" svg:y="13.5cm">
          <text:p text:style-name="P8"><text:span text:style-name="T7">Dependencylines</text:span></text:p>
          <text:p text:style-name="P8"><text:span text:style-name="T7">Können auch weggelassen</text:span></text:p>
          <text:p text:style-name="P8"><text:span text:style-name="T7">werden, es gelten default</text:span></text:p>
          <text:p text:style-name="P8"><text:span text:style-name="T7">suffixrules</text:span></text:p>
          <draw:enhanced-geometry svg:viewBox="0 0 21600 21600" draw:text-areas="800 800 20800 20800" draw:type="round-rectangular-callout" draw:modifiers="-3496.918461958 9682.89401926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11" draw:text-style-name="P2" draw:layer="layout" svg:width="25.199cm" svg:height="3.256cm" svg:x="1.301cm" svg:y="0.244cm" presentation:class="title" presentation:user-transformed="true">
          <draw:text-box>
            <text:p text:style-name="P2">Mit suffixrules geht es auch</text:p>
          </draw:text-box>
        </draw:frame>
        <draw:frame draw:style-name="gr16" draw:text-style-name="P14" draw:layer="layout" svg:width="20.438cm" svg:height="12.665cm" svg:x="1cm" svg:y="2.835cm">
          <draw:text-box>
            <text:p text:style-name="P2"><text:span text:style-name="T7">PRG <text:s text:c="11"/>= main</text:span></text:p>
            <text:p text:style-name="P2"><text:span text:style-name="T7">OBJ <text:s text:c="11"/>= main.o lcd.o</text:span></text:p>
            <text:p text:style-name="P2"><text:span text:style-name="T7"/></text:p>
            <text:p text:style-name="P2"><text:span text:style-name="T7">. . .</text:span></text:p>
            <text:p text:style-name="P2"><text:span text:style-name="T7"/></text:p>
            <text:p text:style-name="P2"><text:span text:style-name="T7">$(PRG).elf: $(OBJ)</text:span></text:p>
            <text:p text:style-name="P2"><text:span text:style-name="T7"><text:tab/></text:span><text:span text:style-name="T7">$(CC) $(CFLAGS) $(LDFLAGS) -o $@ $^ $(LIBS)</text:span></text:p>
            <text:p text:style-name="P2"><text:span text:style-name="T7"/></text:p>
            <text:p text:style-name="P2"><text:span text:style-name="T7"/></text:p>
            <text:p text:style-name="P2"><text:span text:style-name="T7">.SUFFIXES : .o .c .S</text:span></text:p>
            <text:p text:style-name="P2"><text:span text:style-name="T7">.c.o:</text:span></text:p>
            <text:p text:style-name="P2"><text:span text:style-name="T7"><text:tab/></text:span><text:span text:style-name="T7">$(CC) -c $(CFLAGS) $&lt; </text:span></text:p>
            <text:p text:style-name="P2"><text:span text:style-name="T7">.S.o:</text:span></text:p>
            <text:p text:style-name="P2"><text:span text:style-name="T7"><text:tab/></text:span><text:span text:style-name="T7">$(CC) -c $(CFLAGS) $&lt; </text:span></text:p>
          </draw:text-box>
        </draw:frame>
        <draw:frame draw:style-name="gr17" draw:text-style-name="P12" draw:layer="layout" svg:width="26cm" svg:height="4.027cm" svg:x="1cm" svg:y="16cm">
          <draw:text-box>
            <text:p text:style-name="P2"><text:span text:style-name="T3">Da es im Verzeichnis ein main.c und ein main.S gibt, wird <text:s/>main.c der Vorzug eingeräumt, es wir immer zunächst main.c compiliert oder nach einem .y bzw. .lex -file gesucht. Gibt es keines davon, wird main.S assembliert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9" draw:text-style-name="P2" draw:layer="layout" svg:width="25.199cm" svg:height="3.507cm" svg:x="1.4cm" svg:y="0.837cm" presentation:class="title">
          <draw:text-box>
            <text:p text:style-name="P2">Weiterführende Regeln</text:p>
          </draw:text-box>
        </draw:frame>
        <draw:frame presentation:style-name="pr13" draw:text-style-name="P4" draw:layer="layout" svg:width="25.199cm" svg:height="13.61cm" svg:x="1.4cm" svg:y="4.914cm" presentation:class="outline" presentation:user-transformed="true">
          <draw:text-box>
            <text:p text:style-name="P4">Weiterführende Regeln gibt es für </text:p>
            <text:p text:style-name="P5">den Bau von Libraries</text:p>
            <text:p text:style-name="P5">die Arbeit mit verschachtelten Verzeichnisstrukturen, bei denen dann jedes Unterverzeichnis ein eigenes Makefile enthält</text:p>
            <text:p text:style-name="P4">Das Kommando make -p 2&gt;/dev/null | less liefert alle Variablen und Voreinstellungen, die make u.Ust. verwendet. (sehr viel &gt; 1500 Zeilen)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0-04-15T13:41:11</meta:creation-date>
    <dc:date>2012-03-28T10:46:26</dc:date>
    <meta:editing-cycles>8</meta:editing-cycles>
    <meta:editing-duration>P8DT2H52M49S</meta:editing-duration>
    <dc:creator>Beck </dc:creator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solid" svg:stroke-color="#000000" draw:fill="none" draw:fill-color="#ffffff" fo:min-height="0.726cm"/>
    </style:style>
    <style:style style:name="gr4" style:family="graphic" style:parent-style-name="standard">
      <style:graphic-properties draw:stroke="dash" draw:stroke-dash="Fine_20_Dashed" svg:stroke-color="#000000" draw:fill="none" draw:fill-color="#ffffff" fo:min-height="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svg:stroke-color="#000000" draw:fill="none" draw:fill-color="#ffffff" fo:min-height="0.75cm"/>
    </style:style>
    <style:style style:name="gr7" style:family="graphic" style:parent-style-name="standard">
      <style:graphic-properties draw:stroke="dash" draw:stroke-dash="Fine_20_Dashed" svg:stroke-color="#000000" draw:fill="none" draw:fill-color="#ffffff" fo:min-height="0.7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1cm" svg:x="8cm" svg:y="4cm">
          <draw:text-box>
            <text:p text:style-name="P1">QuelltextA.h</text:p>
          </draw:text-box>
        </draw:frame>
        <draw:frame draw:style-name="gr1" draw:text-style-name="P1" draw:layer="layout" svg:width="4.4cm" svg:height="1cm" svg:x="15cm" svg:y="4cm">
          <draw:text-box>
            <text:p text:style-name="P1">QuelltextB.S</text:p>
          </draw:text-box>
        </draw:frame>
        <draw:frame draw:style-name="gr1" draw:text-style-name="P1" draw:layer="layout" svg:width="4.2cm" svg:height="1cm" svg:x="19.8cm" svg:y="4cm">
          <draw:text-box>
            <text:p text:style-name="P1">QuelltextB.h</text:p>
          </draw:text-box>
        </draw:frame>
        <draw:frame draw:style-name="gr2" draw:text-style-name="P2" draw:layer="layout" svg:width="2.5cm" svg:height="1.673cm" svg:x="12.284cm" svg:y="3.827cm">
          <draw:text-box>
            <text:p text:style-name="P2"><text:span text:style-name="T1">. . .</text:span></text:p>
          </draw:text-box>
        </draw:frame>
        <draw:frame draw:style-name="gr3" draw:text-style-name="P1" draw:layer="layout" svg:width="4cm" svg:height="0.976cm" svg:x="3.745cm" svg:y="4.024cm">
          <draw:text-box>
            <text:p text:style-name="P1">QuelltextA.c</text:p>
          </draw:text-box>
        </draw:frame>
        <draw:frame draw:style-name="gr3" draw:text-style-name="P1" draw:layer="layout" svg:width="4cm" svg:height="0.976cm" svg:x="3.545cm" svg:y="8.424cm">
          <draw:text-box>
            <text:p text:style-name="P1">ObjectA.o</text:p>
          </draw:text-box>
        </draw:frame>
        <draw:frame draw:style-name="gr1" draw:text-style-name="P1" draw:layer="layout" svg:width="4.4cm" svg:height="1cm" svg:x="15cm" svg:y="8.5cm">
          <draw:text-box>
            <text:p text:style-name="P1">ObjectB.o</text:p>
          </draw:text-box>
        </draw:frame>
        <draw:frame draw:style-name="gr2" draw:text-style-name="P1" draw:layer="layout" svg:width="10cm" svg:height="1.25cm" svg:x="6.5cm" svg:y="6.5cm">
          <draw:text-box>
            <text:p text:style-name="P1"/>
          </draw:text-box>
        </draw:frame>
        <draw:frame draw:style-name="gr2" draw:text-style-name="P1" draw:layer="layout" svg:width="21cm" svg:height="1.25cm" svg:x="2.5cm" svg:y="14cm">
          <draw:text-box>
            <text:p text:style-name="P1"/>
          </draw:text-box>
        </draw:frame>
        <draw:frame draw:style-name="gr2" draw:text-style-name="P1" draw:layer="layout" svg:width="21cm" svg:height="1.25cm" svg:x="3cm" svg:y="14.5cm">
          <draw:text-box>
            <text:p text:style-name="P1"/>
          </draw:text-box>
        </draw:frame>
        <draw:frame draw:style-name="gr4" draw:text-style-name="P1" draw:layer="layout" svg:width="22.5cm" svg:height="1.25cm" svg:x="2.5cm" svg:y="6.1cm">
          <draw:text-box>
            <text:p text:style-name="P1">avr-gcc <text:s/>-c -Wall -O2 -mmcu=atmega8 -DF_CPU=1000000 -o main.o main.S</text:p>
          </draw:text-box>
        </draw:frame>
        <draw:line draw:style-name="gr5" draw:text-style-name="P3" draw:layer="layout" svg:x1="5.5cm" svg:y1="7.5cm" svg:x2="5.5cm" svg:y2="8.3cm">
          <text:p text:style-name="P1"/>
        </draw:line>
        <draw:line draw:style-name="gr5" draw:text-style-name="P3" draw:layer="layout" svg:x1="17.2cm" svg:y1="7.5cm" svg:x2="17.2cm" svg:y2="8.3cm">
          <text:p text:style-name="P1"/>
        </draw:line>
        <draw:line draw:style-name="gr5" draw:text-style-name="P3" draw:layer="layout" svg:x1="5.5cm" svg:y1="9.6cm" svg:x2="5.5cm" svg:y2="10.4cm">
          <text:p text:style-name="P1"/>
        </draw:line>
        <draw:line draw:style-name="gr5" draw:text-style-name="P3" draw:layer="layout" svg:x1="17.2cm" svg:y1="9.7cm" svg:x2="17.2cm" svg:y2="10.5cm">
          <text:p text:style-name="P1"/>
        </draw:line>
        <draw:frame draw:style-name="gr6" draw:text-style-name="P1" draw:layer="layout" svg:width="26.5cm" svg:height="1.589cm" svg:x="1cm" svg:y="10.5cm">
          <draw:text-box>
            <text:p text:style-name="P1"><text:span text:style-name="T2">avr-gcc <text:s/>-Wall -O2 -mmcu=atmega8 -DF_CPU=1000000 <text:s/>-Wl,-Map,main.map <text:s/>-o main.elf main.o lcd.o</text:span></text:p>
            <text:p text:style-name="P1"/>
          </draw:text-box>
        </draw:frame>
        <draw:frame draw:style-name="gr1" draw:text-style-name="P1" draw:layer="layout" svg:width="4cm" svg:height="1cm" svg:x="10cm" svg:y="13cm">
          <draw:text-box>
            <text:p text:style-name="P1">main.elf</text:p>
          </draw:text-box>
        </draw:frame>
        <draw:line draw:style-name="gr5" draw:text-style-name="P3" draw:layer="layout" svg:x1="5.5cm" svg:y1="5.2cm" svg:x2="5.5cm" svg:y2="6cm">
          <text:p text:style-name="P1"/>
        </draw:line>
        <draw:line draw:style-name="gr5" draw:text-style-name="P3" draw:layer="layout" svg:x1="17.1cm" svg:y1="5.2cm" svg:x2="17.1cm" svg:y2="6cm">
          <text:p text:style-name="P1"/>
        </draw:line>
        <draw:line draw:style-name="gr5" draw:text-style-name="P3" draw:layer="layout" svg:x1="12.5cm" svg:y1="12cm" svg:x2="12.5cm" svg:y2="13cm">
          <text:p text:style-name="P1"/>
        </draw:line>
        <draw:frame draw:style-name="gr6" draw:text-style-name="P4" draw:layer="layout" svg:width="13cm" svg:height="1cm" svg:x="1cm" svg:y="15cm">
          <draw:text-box>
            <text:p text:style-name="P4"><text:span text:style-name="T3">avr-objcopy -j .text -j .data -O ihex main.elf main.hex</text:span></text:p>
          </draw:text-box>
        </draw:frame>
        <draw:frame draw:style-name="gr1" draw:text-style-name="P1" draw:layer="layout" svg:width="4cm" svg:height="1cm" svg:x="1.5cm" svg:y="17cm">
          <draw:text-box>
            <text:p text:style-name="P1">main.hex</text:p>
          </draw:text-box>
        </draw:frame>
        <draw:frame draw:style-name="gr2" draw:text-style-name="P4" draw:layer="layout" svg:width="14cm" svg:height="1.25cm" svg:x="1cm" svg:y="19cm">
          <draw:text-box>
            <text:p text:style-name="P4"><text:span text:style-name="T3">uisp -dprog=stk200 --erase --upload --verify if=main.hex</text:span></text:p>
          </draw:text-box>
        </draw:frame>
        <draw:frame draw:style-name="gr7" draw:text-style-name="P5" draw:layer="layout" svg:width="11.5cm" svg:height="1.02cm" svg:x="15.824cm" svg:y="14.98cm">
          <draw:text-box>
            <text:p text:style-name="P5"><text:span text:style-name="T2">avr-objdump -h -S main.elf &gt; main.lst</text:span></text:p>
          </draw:text-box>
        </draw:frame>
        <draw:frame draw:style-name="gr1" draw:text-style-name="P1" draw:layer="layout" svg:width="4cm" svg:height="1cm" svg:x="18.5cm" svg:y="17cm">
          <draw:text-box>
            <text:p text:style-name="P1">main.lst</text:p>
          </draw:text-box>
        </draw:frame>
        <draw:line draw:style-name="gr5" draw:text-style-name="P3" draw:layer="layout" svg:x1="10cm" svg:y1="13.5cm" svg:x2="4.5cm" svg:y2="15cm">
          <text:p text:style-name="P1"/>
        </draw:line>
        <draw:line draw:style-name="gr5" draw:text-style-name="P3" draw:layer="layout" svg:x1="14cm" svg:y1="13.5cm" svg:x2="21cm" svg:y2="15cm">
          <text:p text:style-name="P1"/>
        </draw:line>
        <draw:line draw:style-name="gr5" draw:text-style-name="P3" draw:layer="layout" svg:x1="3.5cm" svg:y1="16cm" svg:x2="3.5cm" svg:y2="17cm">
          <text:p text:style-name="P1"/>
        </draw:line>
        <draw:line draw:style-name="gr5" draw:text-style-name="P3" draw:layer="layout" svg:x1="20.5cm" svg:y1="16cm" svg:x2="20.5cm" svg:y2="17cm">
          <text:p text:style-name="P1"/>
        </draw:line>
        <draw:line draw:style-name="gr5" draw:text-style-name="P3" draw:layer="layout" svg:x1="3.5cm" svg:y1="18cm" svg:x2="3.5cm" svg:y2="19cm">
          <text:p text:style-name="P1"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6.232cm"/>
    </style:style>
    <style:style style:name="co2" style:family="table-column">
      <style:table-column-properties fo:break-before="auto" style:column-width="22.2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9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>
            <text:p>PRG <text:s text:c="11"/></text:p>
          </table:table-cell>
          <table:table-cell office:value-type="string">
            <text:p><text:s/>= main</text:p>
          </table:table-cell>
          <table:table-cell table:number-columns-repeated="1022"/>
        </table:table-row>
        <table:table-row table:style-name="ro1">
          <table:table-cell office:value-type="string">
            <text:p>OBJ <text:s text:c="10"/></text:p>
          </table:table-cell>
          <table:table-cell office:value-type="string">
            <text:p><text:s/>= main.o lcd.o</text:p>
          </table:table-cell>
          <table:table-cell table:number-columns-repeated="1022"/>
        </table:table-row>
        <table:table-row table:style-name="ro1">
          <table:table-cell office:value-type="string">
            <text:p>F_CPU <text:s text:c="5"/></text:p>
          </table:table-cell>
          <table:table-cell office:value-type="string">
            <text:p><text:s/>= 1000000</text:p>
          </table:table-cell>
          <table:table-cell table:number-columns-repeated="1022"/>
        </table:table-row>
        <table:table-row table:style-name="ro1">
          <table:table-cell office:value-type="string">
            <text:p>UISP <text:s text:c="8"/></text:p>
          </table:table-cell>
          <table:table-cell office:value-type="string">
            <text:p><text:s/>= uisp -dprog=stk200</text:p>
          </table:table-cell>
          <table:table-cell table:number-columns-repeated="1022"/>
        </table:table-row>
        <table:table-row table:style-name="ro1">
          <table:table-cell office:value-type="string">
            <text:p>MCU_TARGET</text:p>
          </table:table-cell>
          <table:table-cell office:value-type="string">
            <text:p><text:s/>= atmega8</text:p>
          </table:table-cell>
          <table:table-cell table:number-columns-repeated="1022"/>
        </table:table-row>
        <table:table-row table:style-name="ro1">
          <table:table-cell office:value-type="string">
            <text:p>OPTIMIZE <text:s text:c="5"/></text:p>
          </table:table-cell>
          <table:table-cell office:value-type="string">
            <text:p><text:s/>= -O2</text:p>
          </table:table-cell>
          <table:table-cell table:number-columns-repeated="1022"/>
        </table:table-row>
        <table:table-row table:style-name="ro1">
          <table:table-cell office:value-type="string">
            <text:p>DEFS <text:s text:c="9"/></text:p>
          </table:table-cell>
          <table:table-cell office:value-type="string">
            <text:p><text:s/>= -DF_CPU=$(F_CPU)</text:p>
          </table:table-cell>
          <table:table-cell table:number-columns-repeated="1022"/>
        </table:table-row>
        <table:table-row table:style-name="ro1">
          <table:table-cell office:value-type="string">
            <text:p>LIBS</text:p>
          </table:table-cell>
          <table:table-cell office:value-type="string">
            <text:p><text:s/>=</text:p>
          </table:table-cell>
          <table:table-cell table:number-columns-repeated="1022"/>
        </table:table-row>
        <table:table-row table:style-name="ro1">
          <table:table-cell office:value-type="string">
            <text:p>CC <text:s text:c="10"/></text:p>
          </table:table-cell>
          <table:table-cell office:value-type="string">
            <text:p><text:s/>= avr-gcc </text:p>
          </table:table-cell>
          <table:table-cell table:number-columns-repeated="1022"/>
        </table:table-row>
        <table:table-row table:style-name="ro1">
          <table:table-cell office:value-type="string">
            <text:p>CFLAGS <text:s text:c="6"/></text:p>
          </table:table-cell>
          <table:table-cell office:value-type="string">
            <text:p><text:s/>= -Wall $(OPTIMIZE) -mmcu=$(MCU_TARGET) $(DEFS) </text:p>
          </table:table-cell>
          <table:table-cell table:number-columns-repeated="1022"/>
        </table:table-row>
        <table:table-row table:style-name="ro1">
          <table:table-cell office:value-type="string">
            <text:p>LDFLAGS <text:s text:c="5"/></text:p>
          </table:table-cell>
          <table:table-cell office:value-type="string">
            <text:p><text:s/>= -Wl,-Map,$(PRG).map </text:p>
          </table:table-cell>
          <table:table-cell table:number-columns-repeated="1022"/>
        </table:table-row>
        <table:table-row table:style-name="ro1">
          <table:table-cell office:value-type="string">
            <text:p>OBJCOPY <text:s text:c="6"/></text:p>
          </table:table-cell>
          <table:table-cell office:value-type="string">
            <text:p><text:s/>= avr-objcopy</text:p>
          </table:table-cell>
          <table:table-cell table:number-columns-repeated="1022"/>
        </table:table-row>
        <table:table-row table:style-name="ro1">
          <table:table-cell office:value-type="string">
            <text:p>OBJDUMP <text:s text:c="5"/></text:p>
          </table:table-cell>
          <table:table-cell office:value-type="string">
            <text:p><text:s/>= avr-objdump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>
            <text:p>Prioritäten:</text:p>
          </table:table-cell>
          <table:table-cell/>
          <table:table-cell table:style-name="ce1"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rnal Macros (defaults)</text:p>
          </table:table-cell>
          <table:table-cell table:style-name="ce1"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rrent shell Variables</text:p>
          </table:table-cell>
          <table:table-cell table:style-name="ce1"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rcos des Makefiles</text:p>
          </table:table-cell>
          <table:table-cell table:style-name="ce1"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cros von der Kommandozeile des make-Aufrufes</text:p>
          </table:table-cell>
          <table:table-cell table:style-name="ce1" table:number-columns-repeated="102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ndale Sans UI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.03.2012</text:date>, <text:time>10:46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2" svg:font-family="'Albany AMT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32pt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l: $(PRG).elf lst text eeprom</text:p>
      <text:p text:style-name="P2"/>
      <text:p text:style-name="P2">$(PRG).elf: $(OBJ)</text:p>
      <text:p text:style-name="P2"><text:tab/>$(CC) $(CFLAGS) $(LDFLAGS) -o $@ $^ $(LIBS)</text:p>
      <text:p text:style-name="P2"/>
      <text:p text:style-name="P2">main.o: main.S lcd.h</text:p>
      <text:p text:style-name="P2"><text:tab/>$(CC) -c $(CFLAGS)-o $@ $&lt; <text:s/></text:p>
      <text:p text:style-name="P2"/>
      <text:p text:style-name="P2">lcd.o: lcd.c lcd.h</text:p>
      <text:p text:style-name="P2"><text:tab/>$(CC) -c $(CFLAGS)-o $@ $&lt;</text:p>
      <text:p text:style-name="P2"/>
      <text:p text:style-name="P2">lst: <text:s/>$(PRG).lst</text:p>
      <text:p text:style-name="P2"/>
      <text:p text:style-name="P2">%.lst: %.elf</text:p>
      <text:p text:style-name="P2"><text:tab/>$(OBJDUMP) -h -S $&lt; &gt; $@</text:p>
      <text:p text:style-name="P2"/>
      <text:p text:style-name="P2">clean:</text:p>
      <text:p text:style-name="P2"><text:tab/>rm -rf *.o $(PRG).elf *.eps *.png *.pdf *.bak </text:p>
      <text:p text:style-name="P2"><text:tab/>rm -rf *.lst *.map $(EXTRA_CLEAN_FILES)</text:p>
      <text:p text:style-name="P2"/>
      <text:p text:style-name="P1"/>
      <text:p text:style-name="P1"/>
      <text:p text:style-name="P1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2" svg:font-family="'Albany AMT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DE" style:letter-kerning="true" style:font-name-asian="Andale Sans UI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Albany AMT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lbany AMT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lbany AMT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lbany AMT2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